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ubtitle">
      <style:paragraph-properties fo:text-align="center" style:justify-single-word="false"/>
      <style:text-properties officeooo:rsid="00106d03" officeooo:paragraph-rsid="00106d03"/>
    </style:style>
    <style:style style:name="P5" style:family="paragraph" style:parent-style-name="Text_20_body">
      <style:text-properties officeooo:paragraph-rsid="00106d03"/>
    </style:style>
    <style:style style:name="P6" style:family="paragraph" style:parent-style-name="Text_20_body">
      <style:text-properties fo:color="#ce181e" officeooo:rsid="001f3df2" officeooo:paragraph-rsid="0020e127"/>
    </style:style>
    <style:style style:name="P7" style:family="paragraph" style:parent-style-name="Text_20_body">
      <style:text-properties fo:color="#ce181e" officeooo:rsid="0020e127" officeooo:paragraph-rsid="0020e127"/>
    </style:style>
    <style:style style:name="P8" style:family="paragraph" style:parent-style-name="Text_20_body">
      <style:text-properties fo:color="#ce181e" officeooo:rsid="00219622" officeooo:paragraph-rsid="00219622"/>
    </style:style>
    <style:style style:name="P9" style:family="paragraph" style:parent-style-name="Text_20_body" style:list-style-name="L3">
      <style:text-properties fo:color="#ce181e" officeooo:rsid="00219622" officeooo:paragraph-rsid="00219622"/>
    </style:style>
    <style:style style:name="P10" style:family="paragraph" style:parent-style-name="Text_20_body" style:list-style-name="L2">
      <style:text-properties officeooo:paragraph-rsid="001e2518"/>
    </style:style>
    <style:style style:name="P11" style:family="paragraph" style:parent-style-name="Title" style:master-page-name="Standard">
      <style:paragraph-properties fo:text-align="center" style:justify-single-word="false" style:page-number="1"/>
      <style:text-properties officeooo:rsid="000fab04" officeooo:paragraph-rsid="000fab04"/>
    </style:style>
    <style:style style:name="P12" style:family="paragraph" style:parent-style-name="Standard" style:list-style-name="WWNum4"/>
    <style:style style:name="P13" style:family="paragraph" style:parent-style-name="Standard" style:list-style-name="L1">
      <style:text-properties officeooo:rsid="0010c8ed" officeooo:paragraph-rsid="0010c8ed"/>
    </style:style>
    <style:style style:name="P14" style:family="paragraph" style:parent-style-name="Standard" style:list-style-name="L1">
      <style:text-properties officeooo:rsid="001a51b6" officeooo:paragraph-rsid="001a51b6"/>
    </style:style>
    <style:style style:name="P15" style:family="paragraph" style:parent-style-name="Standard" style:list-style-name="L1">
      <style:text-properties officeooo:rsid="001b367d" officeooo:paragraph-rsid="001b367d"/>
    </style:style>
    <style:style style:name="P16" style:family="paragraph" style:parent-style-name="Standard" style:list-style-name="WWNum5"/>
    <style:style style:name="P17" style:family="paragraph" style:parent-style-name="Standard" style:list-style-name="WWNum1"/>
    <style:style style:name="P18" style:family="paragraph" style:parent-style-name="Standard" style:list-style-name="WWNum3"/>
    <style:style style:name="P19" style:family="paragraph" style:parent-style-name="Standard" style:list-style-name="WWNum2"/>
    <style:style style:name="P20" style:family="paragraph" style:parent-style-name="Standard">
      <style:text-properties fo:color="#ce181e" officeooo:rsid="001be912" officeooo:paragraph-rsid="001d1030"/>
    </style:style>
    <style:style style:name="P21" style:family="paragraph" style:parent-style-name="Heading_20_2">
      <style:text-properties officeooo:paragraph-rsid="00106d03"/>
    </style:style>
    <style:style style:name="P22" style:family="paragraph" style:parent-style-name="Heading_20_2">
      <style:text-properties officeooo:rsid="00106d03" officeooo:paragraph-rsid="00106d03"/>
    </style:style>
    <style:style style:name="P23" style:family="paragraph" style:parent-style-name="Heading_20_2">
      <style:text-properties officeooo:rsid="0010c8ed" officeooo:paragraph-rsid="0010c8ed"/>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officeooo:rsid="0020e127"/>
    </style:style>
    <style:style style:name="T13" style:family="text">
      <style:text-properties officeooo:rsid="002196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4">Master's thesis planning report</text:p>
      <text:h text:style-name="Heading_20_1" text:outline-level="1"><text:bookmark text:name="_raqxt3qeudvw"/>Introduction</text:h>
      <text:h text:style-name="Heading_20_2" text:outline-level="2"><text:bookmark text:name="_dha6xy9q1lfh"/>Background</text:h>
      <text:p text:style-name="P20">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h text:style-name="P21" text:outline-level="2"><text:bookmark text:name="_x8z8maxfocvk"/>Aim</text:h>
      <text:list xml:id="list457133581" text:style-name="L2">
        <text:list-item>
          <text:p text:style-name="P10"><text:span text:style-name="T8">This study aims to find </text:span><text:span text:style-name="T11">which</text:span><text:span text:style-name="T8"> </text:span><text:span text:style-name="T11">aspects of teaching materials contributes to making said material</text:span><text:span text:style-name="T8"> accessible to teachers.</text:span></text:p>
        </text:list-item>
      </text:list>
      <text:p text:style-name="P6">In broad terms, teaching materials can be anything from math books to PowerPoints or Youtube-videos. The teaching materials <text:span text:style-name="T12">in this study will be designed by the authors of this study to initially emulate the typical shareable material that can be found on the internet, iteratively evolving to determine how it can be more accessible to teachers.</text:span></text:p>
      <text:p text:style-name="P7">“Accessible” will be viewed as a complex term, primarily being synonymous with “usable”. Secondary meanings <text:span text:style-name="T13">include</text:span> “<text:span text:style-name="T13">convenient”, </text:span>“inspirational”, “<text:span text:style-name="T13">useful”, “effective”, “flexible” and “suitable”.</text:span></text:p>
      <text:p text:style-name="P8">The question the study is trying to answer is:</text:p>
      <text:list xml:id="list527729487" text:style-name="L3">
        <text:list-item>
          <text:p text:style-name="P9"/>
        </text:list-item>
      </text:list>
      <text:p text:style-name="P5">//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text:soft-page-break/>// How do teachers use documented education, and how can documentation be formed to maximize gains for the teachers that use it? Gains mean, for example:</text:p>
      <text:list xml:id="list2559585132" text:style-name="WWNum4">
        <text:list-item>
          <text:p text:style-name="P12">Time, compared to if the teacher had planned their education from scratch</text:p>
        </text:list-item>
        <text:list-item>
          <text:p text:style-name="P12">Knowledge, in that the teacher could use another person’s expertise in an area</text:p>
        </text:list-item>
        <text:list-item>
          <text:p text:style-name="P12">Perspective, in that different teachers contribute to the same documentation</text:p>
        </text:list-item>
      </text:list>
      <text:h text:style-name="Heading_20_1" text:outline-level="1">Strategy and method</text:h>
      <text:h text:style-name="P22" text:outline-level="2">Risks and bottlenecks</text:h>
      <text:list xml:id="list470356887" text:style-name="L1">
        <text:list-item>
          <text:p text:style-name="P13">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3">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4">[Lärarna har inte tid?]</text:p>
        </text:list-item>
        <text:list-item>
          <text:p text:style-name="P14">[Vi tolkar testmetoderna olika?]</text:p>
        </text:list-item>
        <text:list-item>
          <text:p text:style-name="P15">[Risk: Vi gör materialet bra på usability test, men inte bra på lektionen!]</text:p>
        </text:list-item>
      </text:list>
      <text:h text:style-name="Heading_20_2" text:outline-level="2"><text:bookmark text:name="_h79l7pmhsc01"/>Schedule</text:h>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23" text:outline-level="2"><text:soft-page-break/>Method</text:h>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3557998563" text:style-name="WWNum5">
        <text:list-item>
          <text:p text:style-name="P16">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6">Students and alumni at Lärande och Ledarskap. These may partake in the presentation, and they have multiple social media groups and similar places where we can share the deliverables that they might be interested in.<text:tab/></text:p>
        </text:list-item>
        <text:list-item>
          <text:p text:style-name="P16">Engineers that work with Knowledge Management or similar subjects: [uh, actually, how do we reach these?]</text:p>
        </text:list-item>
        <text:list-item>
          <text:p text:style-name="P16">[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784326182" text:style-name="WWNum1">
        <text:list-item>
          <text:p text:style-name="P17">A Steve Krug-like script for doing usability testing of teaching materials.</text:p>
        </text:list-item>
        <text:list-item>
          <text:p text:style-name="P17"><text:soft-page-break/>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304435876" text:style-name="WWNum3">
        <text:list-item>
          <text:p text:style-name="P18">A description of each model and how it’s thought to be used.</text:p>
        </text:list-item>
        <text:list-item>
          <text:p text:style-name="P18">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21097540" text:style-name="WWNum2">
        <text:list-item>
          <text:p text:style-name="P19">The materials themselves in the form of digital copies or blueprints.</text:p>
        </text:list-item>
        <text:list-item>
          <text:p text:style-name="P19">A summarized evaluation of each material according to the<text:tab/>test results in the final report.</text:p>
        </text:list-item>
        <text:list-item>
          <text:p text:style-name="P19">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2T22:52:20.149000000</dc:date>
    <meta:editing-duration>PT4H7M8S</meta:editing-duration>
    <meta:editing-cycles>25</meta:editing-cycles>
    <meta:document-statistic meta:table-count="0" meta:image-count="0" meta:object-count="0" meta:page-count="4" meta:paragraph-count="53" meta:word-count="1186" meta:character-count="7254" meta:non-whitespace-character-count="6150"/>
  </office:meta>
</office:document-meta>
</file>